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1000001497A8E08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2.134cm"/>
          <style:tab-stop style:position="16.828cm" style:type="right"/>
        </style:tab-stops>
      </style:paragraph-properties>
      <style:text-properties style:font-name="Calibri" fo:font-size="6pt" style:font-size-asian="6pt" style:font-name-complex="Calibri" style:font-size-complex="6pt"/>
    </style:style>
    <style:style style:name="P2" style:family="paragraph" style:parent-style-name="Header">
      <style:paragraph-properties>
        <style:tab-stops>
          <style:tab-stop style:position="2.134cm"/>
          <style:tab-stop style:position="16.104cm" style:type="right"/>
        </style:tab-stops>
      </style:paragraph-properties>
    </style:style>
    <style:style style:name="P3" style:family="paragraph" style:parent-style-name="Header">
      <style:paragraph-properties>
        <style:tab-stops/>
      </style:paragraph-properties>
    </style:style>
    <style:style style:name="P4" style:family="paragraph" style:parent-style-name="Standard">
      <style:paragraph-properties fo:text-align="justify" style:justify-single-word="false"/>
      <style:text-properties fo:font-size="11.5pt" style:font-size-asian="11.5pt" style:font-size-complex="11.5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padding-left="0.141cm" fo:padding-right="0.141cm" fo:padding-top="0.176cm" fo:padding-bottom="0.035cm" fo:border="0.51pt solid #000000"/>
    </style:style>
    <style:style style:name="P7" style:family="paragraph" style:parent-style-name="Header">
      <style:paragraph-properties fo:padding-left="0.141cm" fo:padding-right="0.141cm" fo:padding-top="0.176cm" fo:padding-bottom="0.035cm" fo:border="0.51pt solid #000000">
        <style:tab-stops/>
      </style:paragraph-properties>
    </style:style>
    <style:style style:name="P8" style:family="paragraph" style:parent-style-name="Header">
      <style:paragraph-properties fo:padding-left="0.141cm" fo:padding-right="0.141cm" fo:padding-top="0.176cm" fo:padding-bottom="0.035cm" fo:border="0.51pt solid #000000">
        <style:tab-stops/>
      </style:paragraph-properties>
      <style:text-properties officeooo:rsid="0027c46c" officeooo:paragraph-rsid="0027c46c"/>
    </style:style>
    <style:style style:name="P9" style:family="paragraph" style:parent-style-name="Standard">
      <style:paragraph-properties fo:text-align="justify" style:justify-single-word="false" fo:padding-left="0.141cm" fo:padding-right="0.141cm" fo:padding-top="0cm" fo:padding-bottom="0.035cm" fo:border="0.51pt solid #000000"/>
    </style:style>
    <style:style style:name="P10" style:family="paragraph" style:parent-style-name="Standard">
      <style:paragraph-properties fo:text-align="justify" style:justify-single-word="false" fo:padding-left="0.141cm" fo:padding-right="0.141cm" fo:padding-top="0cm" fo:padding-bottom="0.035cm" fo:border="0.51pt solid #000000"/>
      <style:text-properties officeooo:paragraph-rsid="00218168"/>
    </style:style>
    <style:style style:name="P11" style:family="paragraph" style:parent-style-name="Standard">
      <style:paragraph-properties fo:text-align="justify" style:justify-single-word="false" fo:padding-left="0.141cm" fo:padding-right="0.141cm" fo:padding-top="0cm" fo:padding-bottom="0.035cm" fo:border="0.51pt solid #000000"/>
      <style:text-properties officeooo:rsid="00218168" officeooo:paragraph-rsid="00218168"/>
    </style:style>
    <style:style style:name="P12" style:family="paragraph" style:parent-style-name="Header">
      <style:paragraph-properties fo:padding-left="0.141cm" fo:padding-right="0.141cm" fo:padding-top="0.035cm" fo:padding-bottom="0.035cm" fo:border="0.51pt solid #000000">
        <style:tab-stops/>
      </style:paragraph-properties>
    </style:style>
    <style:style style:name="P13" style:family="paragraph" style:parent-style-name="Header">
      <style:paragraph-properties fo:padding-left="0.141cm" fo:padding-right="0.141cm" fo:padding-top="0.035cm" fo:padding-bottom="0.035cm" fo:border="0.51pt solid #000000">
        <style:tab-stops/>
      </style:paragraph-properties>
      <style:text-properties officeooo:paragraph-rsid="00241653"/>
    </style:style>
    <style:style style:name="P14" style:family="paragraph" style:parent-style-name="Header">
      <style:paragraph-properties fo:break-before="page">
        <style:tab-stops/>
      </style:paragraph-properties>
    </style:style>
    <style:style style:name="P15" style:family="paragraph" style:parent-style-name="Default">
      <style:text-properties fo:font-size="11.5pt" style:font-size-asian="11.5pt" style:font-size-complex="11.5pt"/>
    </style:style>
    <style:style style:name="P16" style:family="paragraph" style:parent-style-name="Standard">
      <style:paragraph-properties fo:text-align="justify" style:justify-single-word="false" fo:padding-left="0.141cm" fo:padding-right="0.141cm" fo:padding-top="0cm" fo:padding-bottom="0.035cm" fo:border="0.51pt solid #000000"/>
      <style:text-properties officeooo:rsid="00218168" officeooo:paragraph-rsid="00218168"/>
    </style:style>
    <style:style style:name="P17" style:family="paragraph" style:parent-style-name="Standard">
      <style:paragraph-properties fo:text-align="justify" style:justify-single-word="false" fo:padding-left="0.141cm" fo:padding-right="0.141cm" fo:padding-top="0.176cm" fo:padding-bottom="0.035cm" fo:border="0.51pt solid #000000"/>
    </style:style>
    <style:style style:name="P18" style:family="paragraph" style:parent-style-name="Heading_20_3" style:master-page-name="Standard">
      <style:paragraph-properties fo:margin-top="0cm" fo:margin-bottom="0cm" style:contextual-spacing="false" fo:text-align="end" style:justify-single-word="false" style:page-number="auto"/>
      <style:text-properties style:font-name="Times New Roman" fo:font-size="14pt" fo:font-style="italic" style:font-size-asian="14pt" style:font-style-asian="italic" style:font-name-complex="Times New Roman" style:font-size-complex="14pt" style:font-style-complex="italic"/>
    </style:style>
    <style:style style:name="P19" style:family="paragraph" style:parent-style-name="Heading_20_3">
      <style:paragraph-properties fo:margin-top="0cm" fo:margin-bottom="0cm" style:contextual-spacing="false" fo:text-align="center" style:justify-single-word="false"/>
      <style:text-properties style:font-name="Times New Roman" fo:font-size="18pt" style:font-size-asian="18pt" style:font-name-complex="Times New Roman" style:font-size-complex="18pt"/>
    </style:style>
    <style:style style:name="P20" style:family="paragraph" style:parent-style-name="Header">
      <style:paragraph-properties fo:padding-left="0.141cm" fo:padding-right="0.141cm" fo:padding-top="0.035cm" fo:padding-bottom="0.035cm" fo:border="0.51pt solid #000000">
        <style:tab-stops/>
      </style:paragraph-properties>
      <style:text-properties officeooo:rsid="00241653" officeooo:paragraph-rsid="00241653"/>
    </style:style>
    <style:style style:name="T1" style:family="text">
      <style:text-properties style:font-name="Calibri" style:font-name-complex="Calibri"/>
    </style:style>
    <style:style style:name="T2" style:family="text">
      <style:text-properties style:font-name="Calibri" fo:font-size="6pt" style:font-size-asian="6pt" style:font-name-complex="Calibri" style:font-size-complex="6pt"/>
    </style:style>
    <style:style style:name="T3" style:family="text">
      <style:text-properties style:font-name="Calibri" fo:font-size="8pt" style:font-size-asian="8pt" style:font-name-complex="Calibri"/>
    </style:style>
    <style:style style:name="T4" style:family="text">
      <style:text-properties fo:font-size="11.5pt" style:font-size-asian="11.5pt" style:font-size-complex="11.5pt"/>
    </style:style>
    <style:style style:name="T5" style:family="text">
      <style:text-properties officeooo:rsid="001fc2c6"/>
    </style:style>
    <style:style style:name="T6" style:family="text">
      <style:text-properties officeooo:rsid="0029d7f3"/>
    </style:style>
    <style:style style:name="T7" style:family="text">
      <style:text-properties officeooo:rsid="002b9446"/>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ANNEXE 4</text:h>
      <text:h text:style-name="P19" text:outline-level="3">ÉTAT DES LIEUX : MÉTIER</text:h>
      <text:p text:style-name="Default"/>
      <text:p text:style-name="Default"><text:s/><text:span text:style-name="T4">Consigne : l’objectif de cette fiche est que vous écriviez vos représentations initiales sur le métier que vous avez choisi. Vous allez ainsi constituer la première catégorie de représentations (vos représentations personnelles) qui seront ensuite comparées aux autres (documentaire et interview du professionnel). </text:span></text:p>
      <text:p text:style-name="P15">En vous servant des rubriques du tableau, vous allez indiquer tout ce que vous pensez sur le métier que vous avez choisi. </text:p>
      <text:p text:style-name="P4">Il est possible que vous n’ayez pas beaucoup d’idées voire pas du tout pour certaines rubriques ; ce n’est pas gênant pour votre travail ni pour la suite des recherches que vous allez réaliser. Justement, le travail que vous aurez à réaliser pour la suite du PPE consistera à aller chercher ces informations dans la documentation puis auprès d’un professionnel.</text:p>
      <text:p text:style-name="P5"/>
      <text:p text:style-name="P6">Nom du métier : <text:span text:style-name="T5">Développeur Jeu-Vidéo</text:span></text:p>
      <text:p text:style-name="P6"/>
      <text:p text:style-name="P6">Synonymes : <text:span text:style-name="T5">Programmeur</text:span></text:p>
      <text:p text:style-name="P6"/>
      <text:p text:style-name="P6">Métiers proches : <text:span text:style-name="T5">Développeur logiciel</text:span></text:p>
      <text:p text:style-name="P6"/>
      <text:p text:style-name="P5"/>
      <text:p text:style-name="P9">Activités (que fait-on dans ce métier) :</text:p>
      <text:p text:style-name="P11"/>
      <text:p text:style-name="P11">On utilise des langages de programmation (C, Java, C++ …) afn de créer des logiciels (les jeux) qui seront vendus aux clients pour qu'ils puissent les utiliser sur leurs dispositifs personnels (ordinateur, console, smartphones…).</text:p>
      <text:p text:style-name="P9"/>
      <text:p text:style-name="P5"/>
      <text:p text:style-name="P9">Où et comment (les conditions de travail, le type d’entreprise, les contraintes…)</text:p>
      <text:p text:style-name="P9"/>
      <text:p text:style-name="P11">C'est un métier collaboratif, qui est dépendant de bien d'autres corps de métiers (Game Designer, Graphistes…). Il peut se pratiquer en grandes entreprises dans des studios de développement (Bethesda Softworks, Treyarch…) ou en petites équipes indépendantes (Mojang, HalfBrick…). En entreprise, les deadlines sont souvent intenables et la créativité limitée par un cahier des charges souvent très exigeant ; En tant qu'indépendant, la charge de travail est énorme et la visibilité au grand public bien moindre.</text:p>
      <text:p text:style-name="P10"/>
      <text:p text:style-name="P5"/>
      <text:p text:style-name="P12">Débouchés (quel secteur professionnel, quel type d’entreprise, les évolutions de carrière, l’état du marché de l’emploi, les régions qui recrutent…)</text:p>
      <text:p text:style-name="P12"/>
      <text:p text:style-name="P20">Le jeu-vidéo est aujourd'hui en plein essor et se positionne de plus en plus comme un produit culturel de masse, de mieux en mieux compris et apprécié du grand public. L'embauche est donc en hausse, bien que le marché du jeu-vidéo indépendant, victime de son succès, soit énormément saturé et qu'il soit donc difficile d'y trouver sa place. <text:span text:style-name="T7">On peut après quelques années devenir développeur en chef et gérer une équipe de développeurs</text:span></text:p>
      <text:p text:style-name="P13"/>
      <text:p text:style-name="P3"/>
      <text:p text:style-name="P14"/>
      <text:p text:style-name="P7"/>
      <text:p text:style-name="P7">Profil (les compétences, la personnalité, les connaissances attendues à l’embauche…)</text:p>
      <text:p text:style-name="P7"/>
      <text:p text:style-name="P8">Il faut savoir travailler en équipe, selon des normalisations bien précises (le travail étant collaboratif, n'importe quel membre de l'équipe doit pouvoir comprendre en un minimum de temps ce que vous avez déjà réalisé). Il faut également pouvoir supporter un rythme de travail soutenu, surtout en fin de développement, et pouvoir enchaîner les heures supplémentaires. Pour l'embauche il est recommandé de connaître plusieurs langages de programmation, afin de pouvoir s'adapter à celui en vigueur dans l'entreprise.</text:p>
      <text:p text:style-name="P7"/>
      <text:p text:style-name="P3"/>
      <text:p text:style-name="P7">Etudes et diplômes (les formations menant à ce métier)</text:p>
      <text:p text:style-name="P7"/>
      <text:p text:style-name="P8"><text:span text:style-name="T6">Master</text:span> Informatique, <text:span text:style-name="T6">License Pro Informatique,</text:span> DUT Informatique, écoles d'ingénieur spécialisées en informatiques ou cursus mathématiques...</text:p>
      <text:p text:style-name="P3"/>
      <text:p text:style-name="P7">Salaire brut du débutant</text:p>
      <text:p text:style-name="P7"/>
      <text:p text:style-name="P8">2000€ ?</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New Roman'" style:font-family-generic="roman" style:font-pitch="variable" fo:font-size="12pt" fo:language="fr" fo:country="FR"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2" fo:widows="2" style:text-autospace="none"/>
      <style:text-properties fo:color="#000000" style:font-name="Times New Roman" fo:font-family="'Times New Roman', 'Times New Roman'" style:font-family-generic="roman" style:font-pitch="variable" fo:font-size="12pt" fo:language="fr" fo:country="FR"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Police_20_par_20_défaut" style:display-name="Police par défaut" style:family="text"/>
    <style:style style:name="En-tête_20_Car" style:display-name="En-tête Car" style:family="text">
      <style:text-properties fo:font-size="12pt" fo:language="fr" fo:country="FR" style:font-size-asian="12pt" style:font-size-complex="12pt" style:language-complex="ar" style:country-complex="SA"/>
    </style:style>
    <style:style style:name="_20_Car_20_Car" style:display-name=" Car Car" style:family="text">
      <style:text-properties fo:font-size="12pt" fo:language="fr" fo:country="FR" style:font-name-asian="MS Mincho" style:font-family-asian="'MS Mincho', 'ＭＳ 明朝'" style:font-family-generic-asian="modern" style:font-size-asian="12pt" style:language-asian="ja" style:country-asian="JP"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134cm"/>
          <style:tab-stop style:position="16.828cm" style:type="right"/>
        </style:tab-stops>
      </style:paragraph-properties>
      <style:text-properties style:font-name="Calibri" fo:font-size="6pt" style:font-size-asian="6pt" style:font-name-complex="Calibri" style:font-size-complex="6pt"/>
    </style:style>
    <style:style style:name="MP2" style:family="paragraph" style:parent-style-name="Header">
      <style:paragraph-properties>
        <style:tab-stops>
          <style:tab-stop style:position="2.134cm"/>
          <style:tab-stop style:position="16.104cm" style:type="right"/>
        </style:tab-stops>
      </style:paragraph-properties>
    </style:style>
    <style:style style:name="MT1" style:family="text">
      <style:text-properties style:font-name="Calibri" style:font-name-complex="Calibri"/>
    </style:style>
    <style:style style:name="MT2" style:family="text">
      <style:text-properties style:font-name="Calibri" fo:font-size="6pt" style:font-size-asian="6pt" style:font-name-complex="Calibri" style:font-size-complex="6pt"/>
    </style:style>
    <style:style style:name="MT3" style:family="text">
      <style:text-properties style:font-name="Calibri" fo:font-size="8pt" style:font-size-asian="8pt" style:font-name-complex="Calibri"/>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1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189cm" fo:margin-left="0cm" fo:margin-right="0cm" fo:margin-bottom="1.09cm" style:dynamic-spacing="true"/>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header>
        <text:p text:style-name="Header"/>
      </style:header>
      <style:footer>
        <text:p text:style-name="MP1"><draw:frame draw:style-name="Mfr1" draw:name="symbole-noir-filet" text:anchor-type="char" svg:x="0cm" svg:y="27.686cm" svg:width="2.011cm" svg:height="1.335cm" draw:z-index="1"><draw:image xlink:href="Pictures/10000201000001F1000001497A8E088A.png" xlink:type="simple" xlink:show="embed" xlink:actuate="onLoad"/></draw:frame><text:tab/>UNIVERSITE DE PAU ET DES PAYS DE L’ADOUR<text:tab/></text:p>
        <text:p text:style-name="MP2"><text:span text:style-name="MT1"><text:tab/></text:span><text:span text:style-name="MT2">Service Commun Universitaire Information, Orientation, Insertion Professionnelle – UE PPE – Annexe 4</text:span><text:span text:style-name="MT3"><text:tab/>Septembre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ÉTAT DES LIEUX : MÉTIER</dc:title>
    <meta:initial-creator>mmendion</meta:initial-creator>
    <meta:creation-date>2017-02-02T17:53:00</meta:creation-date>
    <dc:creator>Gaetan </dc:creator>
    <dc:date>2017-04-20T21:50:27.047695366</dc:date>
    <meta:print-date>2014-09-08T11:56:00</meta:print-date>
    <meta:editing-cycles>11</meta:editing-cycles>
    <meta:editing-duration>P2171DT11H55M43S</meta:editing-duration>
    <meta:generator>LibreOffice/4.2.8.2$Linux_X86_64 LibreOffice_project/420m0$Build-2</meta:generator>
    <meta:document-statistic meta:table-count="0" meta:image-count="1" meta:object-count="0" meta:page-count="2" meta:paragraph-count="22" meta:word-count="504" meta:character-count="3353" meta:non-whitespace-character-count="2863"/>
  </office:meta>
</office:document-meta>
</file>